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798cm" fo:min-width="3.56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58cm" fo:min-width="3.564cm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64cm" svg:height="3.048cm" svg:x="1.27cm" svg:y="8.052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2.877cm" svg:y1="1.778cm" svg:x2="2.877cm" svg:y2="2.794cm">
            <text:p/>
          </draw:line>
          <draw:line draw:style-name="gr2" draw:text-style-name="P2" draw:layer="layout" svg:x1="2.166cm" svg:y1="3.507cm" svg:x2="2.884cm" svg:y2="2.789cm">
            <text:p/>
          </draw:line>
          <draw:line draw:style-name="gr2" draw:text-style-name="P2" draw:layer="layout" svg:x1="2.166cm" svg:y1="3.505cm" svg:x2="2.884cm" svg:y2="4.223cm">
            <text:p/>
          </draw:line>
          <draw:line draw:style-name="gr2" draw:text-style-name="P2" draw:layer="layout" svg:x1="2.166cm" svg:y1="4.907cm" svg:x2="2.884cm" svg:y2="4.189cm">
            <text:p/>
          </draw:line>
          <draw:line draw:style-name="gr2" draw:text-style-name="P2" draw:layer="layout" svg:x1="2.166cm" svg:y1="4.905cm" svg:x2="2.884cm" svg:y2="5.623cm">
            <text:p/>
          </draw:line>
          <draw:line draw:style-name="gr2" draw:text-style-name="P2" draw:layer="layout" svg:x1="2.166cm" svg:y1="6.307cm" svg:x2="2.884cm" svg:y2="5.589cm">
            <text:p/>
          </draw:line>
          <draw:line draw:style-name="gr2" draw:text-style-name="P2" draw:layer="layout" svg:x1="2.166cm" svg:y1="6.305cm" svg:x2="2.884cm" svg:y2="7.023cm">
            <text:p/>
          </draw:line>
          <draw:line draw:style-name="gr2" draw:text-style-name="P2" draw:layer="layout" svg:x1="2.877cm" svg:y1="8.026cm" svg:x2="2.877cm" svg:y2="7.01cm">
            <text:p/>
          </draw:line>
        </draw:g>
        <draw:custom-shape draw:style-name="gr3" draw:text-style-name="P2" draw:layer="layout" svg:width="4.064cm" svg:height="0.508cm" svg:x="1.27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63cm" svg:y1="1.778cm" svg:x2="8.103cm" svg:y2="1.778cm">
          <text:p/>
        </draw:line>
        <draw:line draw:style-name="gr4" draw:text-style-name="P2" draw:layer="layout" svg:x1="5.563cm" svg:y1="8.078cm" svg:x2="8.103cm" svg:y2="8.078cm">
          <text:p/>
        </draw:line>
        <draw:line draw:style-name="gr5" draw:text-style-name="P2" draw:layer="layout" svg:x1="6.579cm" svg:y1="1.778cm" svg:x2="6.579cm" svg:y2="0.254cm">
          <text:p/>
        </draw:line>
        <draw:line draw:style-name="gr5" draw:text-style-name="P2" draw:layer="layout" svg:x1="6.579cm" svg:y1="8.079cm" svg:x2="6.579cm" svg:y2="6.555cm">
          <text:p/>
        </draw:line>
        <draw:g>
          <svg:title>TexMaths</svg:title>
          <svg:desc>28§latex§$x$§svg§600§TRUE§</svg:desc>
          <draw:polygon draw:style-name="gr6" draw:text-style-name="P3" draw:layer="layout" svg:width="0.52cm" svg:height="0.447cm" svg:x="6.936cm" svg:y="7.272cm" svg:viewBox="0 0 521 448" draw:points="259,448 0,448 0,0 521,0 521,448">
            <text:p/>
          </draw:polygon>
          <draw:path draw:style-name="gr7" draw:text-style-name="P4" draw:layer="layout" svg:width="0.491cm" svg:height="0.447cm" svg:x="6.965cm" svg:y="7.272cm" svg:viewBox="0 0 492 448" svg:d="M302 139c4-27 27-117 96-117 7 0 29 0 49 12-27 6-47 31-47 53 0 16 11 36 38 36 23 0 54-18 54-58 0-52-58-65-92-65-58 0-91 52-105 76-24-67-76-76-105-76-103 0-159 128-159 152 0 9 9 9 11 9 9 0 12 0 14-9 33-105 98-130 132-130 18 0 53 9 53 65 0 32-17 99-53 236-16 62-52 103-94 103-7 0-29 0-49-12 24-6 47-26 47-53s-23-36-38-36c-29 0-54 27-54 58 0 45 49 65 92 65 67 0 103-69 105-76 11 38 47 76 105 76 103 0 159-128 159-152 0-9-9-9-12-9-8 0-11 2-13 9-31 107-101 130-132 130-38 0-54-32-54-65 0-23 7-43 18-88z">
            <text:p/>
          </draw:path>
        </draw:g>
        <draw:g>
          <svg:title>TexMaths</svg:title>
          <svg:desc>28§latex§$p$§svg§600§TRUE§</svg:desc>
          <draw:polygon draw:style-name="gr6" draw:text-style-name="P3" draw:layer="layout" svg:width="0.497cm" svg:height="0.618cm" svg:x="6.969cm" svg:y="0.983cm" svg:viewBox="0 0 498 619" draw:points="249,619 0,619 0,0 498,0 498,619">
            <text:p/>
          </draw:polygon>
          <draw:path draw:style-name="gr7" draw:text-style-name="P4" draw:layer="layout" svg:width="0.515cm" svg:height="0.627cm" svg:x="6.938cm" svg:y="0.972cm" svg:viewBox="0 0 516 628" svg:d="M76 558c-9 34-9 41-54 41-11 0-22 0-22 18 0 9 4 11 13 11 27 0 54-2 83-2 32 0 65 2 97 2 6 0 18 0 18-18 0-11-9-11-23-11-49 0-49-7-49-16 0-14 40-173 47-197 13 27 40 62 92 62 114 0 238-145 238-289 0-94-56-159-130-159-50 0-99 36-130 74-12-54-54-74-90-74-45 0-65 38-74 56-16 34-29 94-29 96 0 9 9 9 11 9 11 0 11 0 18-22 16-69 36-117 72-117 15 0 29 7 29 45 0 23-2 34-7 50zM251 128c7-27 34-54 52-70 33-29 62-36 78-36 40 0 65 34 65 92 0 59-34 173-51 211-34 67-81 101-117 101-67 0-79-83-79-87 0-3 0-5 3-16z">
            <text:p/>
          </draw:path>
        </draw:g>
        <draw:g>
          <svg:title>TexMaths</svg:title>
          <svg:desc>28§latex§$k$§svg§600§TRUE§</svg:desc>
          <draw:polygon draw:style-name="gr6" draw:text-style-name="P3" draw:layer="layout" svg:width="0.5cm" svg:height="0.696cm" svg:x="1.155cm" svg:y="4.882cm" svg:viewBox="0 0 501 697" draw:points="251,697 0,697 0,0 501,0 501,697">
            <text:p/>
          </draw:polygon>
          <draw:path draw:style-name="gr7" draw:text-style-name="P4" draw:layer="layout" svg:width="0.446cm" svg:height="0.696cm" svg:x="1.209cm" svg:y="4.882cm" svg:viewBox="0 0 447 697" svg:d="M228 11c0-2 0-11-11-11-22 0-96 9-121 9-9 2-20 2-20 20 0 14 9 14 25 14 47 0 49 6 49 15l-2 20-144 570c-4 13-4 15-4 20 0 25 20 29 29 29 13 0 27-9 34-22 4-7 49-191 56-216 33 3 114 18 114 83 0 7 0 12-5 23 0 11-2 22-2 33 0 59 38 99 89 99 32 0 56-16 79-54 24-42 35-96 35-98 0-12-9-12-11-12-11 0-11 5-13 18-20 74-43 124-87 124-18 0-32-12-32-47 0-16 5-39 9-54 2-18 2-23 2-32 0-65-60-92-145-103 31-18 63-49 85-74 47-51 92-94 141-94 7 0 7 0 9 0 11 2 13 2 20 9 2 0 2 2 5 2-47 5-56 43-56 54 0 16 11 36 38 36 24 0 53-22 53-60 0-30-22-63-67-63-27 0-74 9-143 87-33 38-74 76-110 92z">
            <text:p/>
          </draw:path>
        </draw:g>
        <draw:g>
          <svg:title>TexMaths</svg:title>
          <svg:desc>28§latex§$m$§svg§600§TRUE§</svg:desc>
          <draw:polygon draw:style-name="gr6" draw:text-style-name="P3" draw:layer="layout" svg:width="0.836cm" svg:height="0.447cm" svg:x="2.907cm" svg:y="9.232cm" svg:viewBox="0 0 837 448" draw:points="419,448 0,448 0,0 837,0 837,448">
            <text:p/>
          </draw:polygon>
          <draw:path draw:style-name="gr7" draw:text-style-name="P4" draw:layer="layout" svg:width="0.807cm" svg:height="0.447cm" svg:x="2.936cm" svg:y="9.232cm" svg:viewBox="0 0 808 448" svg:d="M58 379c-2 15-9 38-9 42 0 18 14 27 29 27 12 0 29-9 36-27 2-2 14-49 18-74l22-89c7-21 12-43 18-65 3-18 12-47 12-50 15-31 67-121 161-121 44 0 53 36 53 70 0 24-6 51-15 80l-27 115-20 76c-5 20-14 54-14 58 0 18 16 27 29 27 32 0 38-25 45-56 14-56 52-199 61-240 2-11 53-130 161-130 42 0 53 34 53 70 0 56-40 168-60 222-9 22-13 33-13 53 0 47 33 81 80 81 94 0 130-143 130-152s-9-9-11-9c-11 0-11 2-16 18-16 51-47 121-101 121-18 0-24-9-24-32 0-24 9-49 18-71 20-52 60-162 60-218 0-62-38-105-112-105s-125 43-161 96c-2-13-4-47-31-71-25-21-56-25-81-25-89 0-139 63-154 85-5-56-47-85-92-85s-63 38-72 56c-18 36-31 94-31 96 0 9 9 9 11 9 11 0 11 0 18-22 16-70 36-117 72-117 15 0 31 7 31 45 0 20-4 32-16 83z">
            <text:p/>
          </draw:path>
        </draw:g>
        <draw:line draw:style-name="gr2" draw:text-style-name="P2" draw:layer="layout" svg:x1="3.912cm" svg:y1="4.226cm" svg:x2="3.912cm" svg:y2="4.226cm">
          <text:p/>
        </draw:line>
        <draw:g>
          <draw:line draw:style-name="gr2" draw:text-style-name="P2" draw:layer="layout" svg:x1="3.893cm" svg:y1="1.778cm" svg:x2="3.893cm" svg:y2="4.318cm">
            <text:p/>
          </draw:line>
          <draw:line draw:style-name="gr2" draw:text-style-name="P2" draw:layer="layout" svg:x1="3.893cm" svg:y1="4.826cm" svg:x2="3.893cm" svg:y2="8.056cm">
            <text:p/>
          </draw:line>
          <draw:line draw:style-name="gr2" draw:text-style-name="P2" draw:layer="layout" svg:x1="3.533cm" svg:y1="4.045cm" svg:x2="3.533cm" svg:y2="4.807cm">
            <text:p/>
          </draw:line>
          <draw:line draw:style-name="gr2" draw:text-style-name="P2" draw:layer="layout" svg:x1="4.244cm" svg:y1="4.045cm" svg:x2="4.244cm" svg:y2="4.807cm">
            <text:p/>
          </draw:line>
          <draw:line draw:style-name="gr2" draw:text-style-name="P2" draw:layer="layout" svg:x1="3.512cm" svg:y1="4.826cm" svg:x2="4.274cm" svg:y2="4.826cm">
            <text:p/>
          </draw:line>
          <draw:line draw:style-name="gr2" draw:text-style-name="P2" draw:layer="layout" svg:x1="3.634cm" svg:y1="4.326cm" svg:x2="4.167cm" svg:y2="4.326cm">
            <text:p/>
          </draw:line>
        </draw:g>
        <draw:g>
          <svg:title>TexMaths</svg:title>
          <svg:desc>28§latex§$\gamma$§svg§600§TRUE§</svg:desc>
          <draw:polygon draw:style-name="gr6" draw:text-style-name="P3" draw:layer="layout" svg:width="0.537cm" svg:height="0.649cm" svg:x="4.401cm" svg:y="4.151cm" svg:viewBox="0 0 538 650" draw:points="269,650 0,650 0,0 538,0 538,650">
            <text:p/>
          </draw:polygon>
          <draw:path draw:style-name="gr7" draw:text-style-name="P4" draw:layer="layout" svg:width="0.519cm" svg:height="0.649cm" svg:x="4.419cm" svg:y="4.151cm" svg:viewBox="0 0 520 650" svg:d="M22 186c39-114 146-114 157-114 151 0 162 172 162 251 0 60-5 76-14 96-20 72-49 186-49 213 0 11 4 18 11 18 14 0 23-22 32-61 24-82 33-138 38-170 2-11 2-25 6-38 32-96 97-244 135-323 7-11 20-33 20-38 0-9-11-9-13-9-3 0-9 0-12 7-51 94-92 193-130 291-2-29-2-105-40-201-25-59-65-108-132-108-124 0-193 150-193 182 0 9 9 9 18 9z">
            <text:p/>
          </draw:path>
        </draw:g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9:57:09.664379659</meta:creation-date>
    <dc:date>2019-01-29T10:35:33.004916525</dc:date>
    <meta:editing-duration>PT1H31M53S</meta:editing-duration>
    <meta:editing-cycles>3</meta:editing-cycles>
    <meta:generator>LibreOffice/5.2.7.2$Linux_X86_64 LibreOffice_project/20m0$Build-2</meta:generator>
    <meta:document-statistic meta:object-count="61"/>
  </office:meta>
</office:document-meta>
</file>